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ListIterator.ReverseListIterator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verseList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ListIterator.add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verse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List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verse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Lis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verseListIterator.se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verseLis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